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4">
      <style:paragraph-properties fo:text-align="center" style:justify-single-word="false"/>
      <style:text-properties fo:font-size="16pt" fo:font-style="normal" style:text-underline-style="solid" style:text-underline-width="auto" style:text-underline-color="font-color" fo:font-weight="bold" officeooo:rsid="0030da60" officeooo:paragraph-rsid="0030da60" style:font-size-asian="16pt" style:font-style-asian="normal" style:font-weight-asian="bold" style:font-size-complex="16pt" style:font-style-complex="normal" style:font-weight-complex="bold"/>
    </style:style>
    <style:style style:name="P2" style:family="paragraph" style:parent-style-name="Heading_20_4">
      <style:paragraph-properties fo:text-align="center" style:justify-single-word="false"/>
      <style:text-properties fo:font-size="20pt" fo:font-style="normal" style:text-underline-style="none" fo:font-weight="normal" officeooo:rsid="002ae627" officeooo:paragraph-rsid="0012df25" style:font-size-asian="20pt" style:font-style-asian="normal" style:font-weight-asian="normal" style:font-size-complex="20pt" style:font-style-complex="normal" style:font-weight-complex="normal"/>
    </style:style>
    <style:style style:name="P3" style:family="paragraph" style:parent-style-name="Heading_20_4" style:list-style-name="L9">
      <style:paragraph-properties fo:text-align="center" style:justify-single-word="false"/>
      <style:text-properties fo:font-size="14pt" fo:font-style="normal" style:text-underline-style="none" fo:font-weight="bold" officeooo:rsid="0034d107" officeooo:paragraph-rsid="0034d107" style:font-size-asian="14pt" style:font-style-asian="normal" style:font-weight-asian="bold" style:font-size-complex="14pt" style:font-style-complex="normal" style:font-weight-complex="bold"/>
    </style:style>
    <style:style style:name="P4" style:family="paragraph" style:parent-style-name="Heading_20_5">
      <style:paragraph-properties fo:text-align="center" style:justify-single-word="false"/>
    </style:style>
    <style:style style:name="P5" style:family="paragraph" style:parent-style-name="Standard">
      <style:paragraph-properties fo:text-align="center" style:justify-single-word="false"/>
      <style:text-properties fo:font-size="20pt" fo:font-style="normal" style:text-underline-style="none" fo:font-weight="normal" officeooo:rsid="002ae627" officeooo:paragraph-rsid="0012df25" style:font-size-asian="20pt" style:font-style-asian="normal" style:font-weight-asian="normal" style:font-size-complex="20pt" style:font-style-complex="normal" style:font-weight-complex="normal"/>
    </style:style>
    <style:style style:name="P6" style:family="paragraph" style:parent-style-name="Standard">
      <style:paragraph-properties fo:text-align="center" style:justify-single-word="false"/>
      <style:text-properties fo:font-size="20pt" fo:font-style="normal" style:text-underline-style="none" fo:font-weight="normal" officeooo:rsid="0034d107" officeooo:paragraph-rsid="0034d107" style:font-size-asian="20pt" style:font-style-asian="normal" style:font-weight-asian="normal" style:font-size-complex="20pt" style:font-style-complex="normal" style:font-weight-complex="normal"/>
    </style:style>
    <style:style style:name="P7" style:family="paragraph" style:parent-style-name="Standard">
      <style:paragraph-properties fo:text-align="center" style:justify-single-word="false"/>
      <style:text-properties fo:font-size="20pt" fo:font-style="normal" style:text-underline-style="none" fo:font-weight="normal" officeooo:rsid="003b03ad" officeooo:paragraph-rsid="003b03ad" style:font-size-asian="20pt" style:font-style-asian="normal" style:font-weight-asian="normal" style:font-size-complex="20pt" style:font-style-complex="normal" style:font-weight-complex="normal"/>
    </style:style>
    <style:style style:name="P8" style:family="paragraph" style:parent-style-name="Standard" style:list-style-name="L9">
      <style:paragraph-properties fo:text-align="center" style:justify-single-word="false"/>
      <style:text-properties fo:font-size="20pt" fo:font-style="normal" style:text-underline-style="solid" style:text-underline-width="auto" style:text-underline-color="font-color" fo:font-weight="bold" officeooo:rsid="003b03ad" officeooo:paragraph-rsid="003b03ad" style:font-size-asian="20pt" style:font-style-asian="normal" style:font-weight-asian="bold" style:font-size-complex="20pt" style:font-style-complex="normal" style:font-weight-complex="bold"/>
    </style:style>
    <style:style style:name="P9" style:family="paragraph" style:parent-style-name="Standard" style:list-style-name="L11">
      <style:paragraph-properties fo:text-align="start" style:justify-single-word="false"/>
      <style:text-properties fo:font-size="12pt" officeooo:paragraph-rsid="0034d107" style:font-size-asian="12pt" style:font-size-complex="12pt"/>
    </style:style>
    <style:style style:name="P10" style:family="paragraph" style:parent-style-name="Standard" style:list-style-name="L9">
      <style:paragraph-properties fo:text-align="start" style:justify-single-word="false"/>
      <style:text-properties fo:font-size="12pt" fo:font-style="normal" style:text-underline-style="none" fo:font-weight="normal" officeooo:rsid="0034d107" officeooo:paragraph-rsid="0034d107" style:font-size-asian="12pt" style:font-style-asian="normal" style:font-weight-asian="normal" style:font-size-complex="12pt" style:font-style-complex="normal" style:font-weight-complex="normal"/>
    </style:style>
    <style:style style:name="P11" style:family="paragraph" style:parent-style-name="Standard" style:list-style-name="L9">
      <style:paragraph-properties fo:text-align="center" style:justify-single-word="false"/>
      <style:text-properties fo:font-size="14pt" fo:font-style="normal" style:text-underline-style="none" fo:font-weight="bold" officeooo:rsid="0034d107" officeooo:paragraph-rsid="0034d107" style:font-size-asian="14pt" style:font-style-asian="normal" style:font-weight-asian="bold" style:font-size-complex="14pt" style:font-style-complex="normal" style:font-weight-complex="bold"/>
    </style:style>
    <style:style style:name="P12" style:family="paragraph" style:parent-style-name="Standard">
      <style:paragraph-properties fo:text-align="center" style:justify-single-word="false"/>
      <style:text-properties fo:font-size="14pt" fo:font-style="normal" style:text-underline-style="none" fo:font-weight="bold" officeooo:rsid="0034d107" officeooo:paragraph-rsid="0034d107" style:font-size-asian="14pt" style:font-style-asian="normal" style:font-weight-asian="bold" style:font-size-complex="14pt" style:font-style-complex="normal" style:font-weight-complex="bold"/>
    </style:style>
    <style:style style:name="P13" style:family="paragraph" style:parent-style-name="Text_20_body" style:list-style-name="L1"/>
    <style:style style:name="P14" style:family="paragraph" style:parent-style-name="Text_20_body">
      <style:paragraph-properties fo:text-align="center" style:justify-single-word="false"/>
      <style:text-properties fo:font-size="20pt" fo:font-style="normal" style:text-underline-style="none" fo:font-weight="normal" officeooo:rsid="002ae627" officeooo:paragraph-rsid="0012df25" style:font-size-asian="20pt" style:font-style-asian="normal" style:font-weight-asian="normal" style:font-size-complex="20pt" style:font-style-complex="normal" style:font-weight-complex="normal"/>
    </style:style>
    <style:style style:name="P15" style:family="paragraph" style:parent-style-name="Text_20_body">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16" style:family="paragraph" style:parent-style-name="Text_20_body">
      <style:text-properties officeooo:paragraph-rsid="002deb21"/>
    </style:style>
    <style:style style:name="P17" style:family="paragraph" style:parent-style-name="Text_20_body">
      <style:paragraph-properties fo:text-align="center" style:justify-single-word="false"/>
      <style:text-properties officeooo:paragraph-rsid="002deb21"/>
    </style:style>
    <style:style style:name="P18" style:family="paragraph" style:parent-style-name="Text_20_body">
      <style:paragraph-properties fo:text-align="center" style:justify-single-word="false"/>
      <style:text-properties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19" style:family="paragraph" style:parent-style-name="Text_20_body">
      <style:text-properties officeooo:paragraph-rsid="002e7e4f"/>
    </style:style>
    <style:style style:name="P20" style:family="paragraph" style:parent-style-name="Text_20_body">
      <style:paragraph-properties fo:text-align="center" style:justify-single-word="false"/>
      <style:text-properties fo:font-size="16pt" fo:font-style="italic" fo:font-weight="bold" officeooo:paragraph-rsid="002e7e4f" style:font-size-asian="16pt" style:font-style-asian="italic" style:font-weight-asian="bold" style:font-size-complex="16pt" style:font-style-complex="italic" style:font-weight-complex="bold"/>
    </style:style>
    <style:style style:name="P21" style:family="paragraph" style:parent-style-name="Text_20_body">
      <style:paragraph-properties fo:text-align="center" style:justify-single-word="false"/>
      <style:text-properties fo:font-size="16pt" fo:font-style="italic" fo:font-weight="bold" officeooo:paragraph-rsid="003c3259" style:font-size-asian="16pt" style:font-style-asian="italic" style:font-weight-asian="bold" style:font-size-complex="16pt" style:font-style-complex="italic" style:font-weight-complex="bold"/>
    </style:style>
    <style:style style:name="P22" style:family="paragraph" style:parent-style-name="Text_20_body">
      <style:paragraph-properties fo:text-align="center" style:justify-single-word="false"/>
      <style:text-properties fo:font-size="16pt" fo:font-style="italic" fo:font-weight="bold" officeooo:rsid="0030da60" officeooo:paragraph-rsid="0030da60" style:font-size-asian="16pt" style:font-style-asian="italic" style:font-weight-asian="bold" style:font-size-complex="16pt" style:font-style-complex="italic" style:font-weight-complex="bold"/>
    </style:style>
    <style:style style:name="P23" style:family="paragraph" style:parent-style-name="Text_20_body">
      <style:paragraph-properties fo:text-align="justify" style:justify-single-word="false"/>
      <style:text-properties fo:font-size="16pt" fo:font-style="normal" style:text-underline-style="solid" style:text-underline-width="auto" style:text-underline-color="font-color" fo:font-weight="bold" officeooo:rsid="0030da60" officeooo:paragraph-rsid="0030da60" style:font-size-asian="16pt" style:font-style-asian="normal" style:font-weight-asian="bold" style:font-size-complex="16pt" style:font-style-complex="normal" style:font-weight-complex="bold"/>
    </style:style>
    <style:style style:name="P24" style:family="paragraph" style:parent-style-name="Text_20_body" style:list-style-name="L2"/>
    <style:style style:name="P25" style:family="paragraph" style:parent-style-name="Text_20_body" style:list-style-name="L2">
      <style:paragraph-properties fo:margin-top="0in" fo:margin-bottom="0in" style:contextual-spacing="false"/>
    </style:style>
    <style:style style:name="P26" style:family="paragraph" style:parent-style-name="Text_20_body" style:list-style-name="L3"/>
    <style:style style:name="P27" style:family="paragraph" style:parent-style-name="Text_20_body" style:list-style-name="L3">
      <style:paragraph-properties fo:margin-top="0in" fo:margin-bottom="0in" style:contextual-spacing="false"/>
    </style:style>
    <style:style style:name="P28" style:family="paragraph" style:parent-style-name="Text_20_body" style:list-style-name="L4"/>
    <style:style style:name="P29" style:family="paragraph" style:parent-style-name="Text_20_body" style:list-style-name="L4">
      <style:paragraph-properties fo:margin-top="0in" fo:margin-bottom="0in" style:contextual-spacing="false"/>
    </style:style>
    <style:style style:name="P30" style:family="paragraph" style:parent-style-name="Text_20_body" style:list-style-name="L5"/>
    <style:style style:name="P31" style:family="paragraph" style:parent-style-name="Text_20_body" style:list-style-name="L5">
      <style:paragraph-properties fo:margin-top="0in" fo:margin-bottom="0in" style:contextual-spacing="false"/>
    </style:style>
    <style:style style:name="P32" style:family="paragraph" style:parent-style-name="Text_20_body" style:list-style-name="L6"/>
    <style:style style:name="P33" style:family="paragraph" style:parent-style-name="Text_20_body" style:list-style-name="L6">
      <style:paragraph-properties fo:margin-top="0in" fo:margin-bottom="0in" style:contextual-spacing="false"/>
    </style:style>
    <style:style style:name="P34" style:family="paragraph" style:parent-style-name="Text_20_body" style:list-style-name="L7"/>
    <style:style style:name="P35" style:family="paragraph" style:parent-style-name="Text_20_body" style:list-style-name="L7">
      <style:paragraph-properties fo:margin-top="0in" fo:margin-bottom="0in" style:contextual-spacing="false"/>
    </style:style>
    <style:style style:name="P36" style:family="paragraph" style:parent-style-name="Text_20_body" style:list-style-name="L8"/>
    <style:style style:name="P37" style:family="paragraph" style:parent-style-name="Text_20_body" style:list-style-name="L8">
      <style:paragraph-properties fo:margin-top="0in" fo:margin-bottom="0in" style:contextual-spacing="false"/>
    </style:style>
    <style:style style:name="P38" style:family="paragraph" style:parent-style-name="Text_20_body" style:list-style-name="L12"/>
    <style:style style:name="P39" style:family="paragraph" style:parent-style-name="Text_20_body" style:list-style-name="L12">
      <style:paragraph-properties fo:margin-top="0in" fo:margin-bottom="0in" style:contextual-spacing="false"/>
    </style:style>
    <style:style style:name="P40" style:family="paragraph" style:parent-style-name="Text_20_body" style:list-style-name="L27"/>
    <style:style style:name="P41" style:family="paragraph" style:parent-style-name="Text_20_body" style:list-style-name="L27">
      <style:paragraph-properties fo:margin-top="0in" fo:margin-bottom="0in" style:contextual-spacing="false"/>
    </style:style>
    <style:style style:name="P42" style:family="paragraph" style:parent-style-name="Text_20_body">
      <style:text-properties officeooo:paragraph-rsid="003c3259"/>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ize="14pt" style:font-size-asian="14pt" style:font-size-complex="14pt"/>
    </style:style>
    <style:style style:name="T4" style:family="text">
      <style:text-properties fo:font-size="14pt" fo:font-style="italic" fo:font-weight="bold" style:font-size-asian="14pt" style:font-style-asian="italic" style:font-weight-asian="bold" style:font-size-complex="14pt" style:font-style-complex="italic" style:font-weight-complex="bold"/>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4pt" fo:font-style="italic" style:text-underline-style="solid" style:text-underline-width="auto" style:text-underline-color="font-color" style:font-size-asian="14pt" style:font-style-asian="italic" style:font-size-complex="14pt" style:font-style-complex="italic"/>
    </style:style>
    <style:style style:name="T7" style:family="text">
      <style:text-properties fo:font-size="20pt" fo:font-style="normal" style:text-underline-style="none" fo:font-weight="normal" officeooo:rsid="0034d107" style:font-size-asian="20pt" style:font-style-asian="normal" style:font-weight-asian="normal" style:font-size-complex="20pt" style:font-style-complex="normal" style:font-weight-complex="normal"/>
    </style:style>
    <style:style style:name="T8" style:family="text">
      <style:text-properties fo:font-size="20pt" style:font-size-asian="20pt" style:font-size-complex="20pt"/>
    </style:style>
    <style:style style:name="T9" style:family="text">
      <style:text-properties fo:font-size="20pt" fo:font-style="italic" style:font-size-asian="20pt" style:font-style-asian="italic" style:font-size-complex="20pt" style:font-style-complex="italic"/>
    </style:style>
    <style:style style:name="T10" style:family="text">
      <style:text-properties fo:font-size="20pt" fo:font-style="italic" style:text-underline-style="solid" style:text-underline-width="auto" style:text-underline-color="font-color" style:font-size-asian="20pt" style:font-style-asian="italic" style:font-size-complex="20pt" style:font-style-complex="italic"/>
    </style:style>
    <style:style style:name="T11" style:family="text">
      <style:text-properties fo:font-style="normal" style:text-underline-style="none" fo:font-weight="normal" officeooo:rsid="0034d107" style:font-style-asian="normal" style:font-weight-asian="normal" style:font-style-complex="normal" style:font-weight-complex="normal"/>
    </style:style>
    <style:style style:name="T12" style:family="text">
      <style:text-properties officeooo:rsid="003ede1c"/>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543in" fo:text-indent="-0.25in" fo:margin-left="0.554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43in" fo:text-indent="-0.25in" fo:margin-left="0.8043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543in" fo:text-indent="-0.25in" fo:margin-left="1.0543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043in" fo:text-indent="-0.25in" fo:margin-left="1.3043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543in" fo:text-indent="-0.25in" fo:margin-left="1.5543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043in" fo:text-indent="-0.25in" fo:margin-left="1.8043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543in" fo:text-indent="-0.25in" fo:margin-left="2.054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043in" fo:text-indent="-0.25in" fo:margin-left="2.304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543in" fo:text-indent="-0.25in" fo:margin-left="2.554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043in" fo:text-indent="-0.25in" fo:margin-left="2.8043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Mateusz Para 14595</text:p>
      <text:p text:style-name="P18">„Aplikacja o nazwie CheckLoveMate”</text:p>
      <text:p text:style-name="P20">Pomysł: </text:p>
      <text:p text:style-name="P19">Plan na moją aplikację należy do kategorii „Brave idea”. Aplikacja ma być portalem randkowym, który łączy najlepsze elementy aplikacji randkowych dostępnych na rynku z jedną z najstarszych i najbardziej rozpoznawalnych gier planszowych na świecie – szachami. Pomysł skupia się na załataniu luki w portalach randkowych, które odstraszają użytkowników płytkimi relacjami oraz sposobem działania, który narzuca wiele potencjalnych znajomości jednocześnie, utrudniając skupienie się na jednej osobie i jej lepsze poznanie. Często powtarzanym zdaniem przez doradców matrymonialnych jest: „Najlepiej poznać kogoś podczas przyjemnych i angażujących czynności”. Sam przekonałem się o prawdziwości tego stwierdzenia i wierzę w nie niczym w mantrę. Pomysł ma przebić konkurencję, ponieważ użytkownicy mają poznawać się podczas gry w szachy. Gra będzie nagradzać interakcję między użytkownikami, aby zachęcić ich do kontaktu.</text:p>
      <text:p text:style-name="P20">Specyfikacja biznesowa: </text:p>
      <text:p text:style-name="P19">Celem projektu jest wypełnienie istniejącej luki na rynku matrymonialnym. Jak wiadomo, istnieje wiele aplikacji randkowych umożliwiających poznanie osób z wybranego regionu, jednak większość z nich sprowadza się do przeciętnej wymiany wiadomości. Aplikacja ma umożliwić poznanie przyjaciela lub partnera w sposób behawioralny (aktywny). Celem jest wyeliminowanie poczucia korzystania z „rynku miłosnego”, gdzie platforma narzuca ograniczoną liczbę potencjalnych znajomości według własnych algorytmów i preferencji użytkownika. W efekcie wiele tzw. „matchów” nigdy nie prowadzi do rozmowy dłuższej niż trzy zdania. Mocną stroną tej idei jest symulacja organicznego poznawania drugiej osoby, co stanowi barierę dla wielu użytkowników popularnych aplikacji, takich jak Tinder.</text:p>
      <text:p text:style-name="P21">Pomysł na realizację: </text:p>
      <text:p text:style-name="P42">Użytkownik tworzy profil, podając podstawowe dane, takie jak: e-mail, imię, nazwisko i hasło. Następnie wybiera jedno zdjęcie – może to być rzeczywiste zdjęcie lub avatar przesłany na serwer – oraz dodaje krótki opis. Kolejnym krokiem jest wybór tagów. Tagi pochodzą z predefiniowanej listy, którą zarządza i rozwija moderator. Użytkownik może wybrać maksymalnie 15 tagów. Na podstawie tagów aplikacja wyszukuje użytkowników w wybranej lokalizacji. Użytkownik może zaznaczyć osoby, które go interesują, lub je odrzucić, bazując na zdjęciu i krótkim opisie. Jeśli druga osoba również wyrazi zainteresowanie, tworzy się relacja. Każdy użytkownik może mieć maksymalnie 10 aktywnych par, które w dowolnym momencie może usunąć, aby zwolnić miejsce na nowe. Użytkownicy, którzy są w parach, mogą zapraszać się wzajemnie do gry (tylko jeśli obie strony są online). Przed rozpoczęciem partii użytkownicy zadają sobie trzy krótkie pytania. Pytania te są odblokowywane wraz z postępem gry. W trakcie rozgrywki użytkownicy mogą komunikować się za pomocą krótkich wiadomości (maksymalnie 150 znaków). Wymiana kilku wiadomości z obu stron dodaje dodatkowy czas do rozgrywki oraz umożliwia odblokowanie informacji podanych przed rozpoczęciem gry lub ukrytych odpowiedzi na pytania podane podczas tworzenia profilu.</text:p>
      <text:p text:style-name="Text_20_body"/>
      <text:p text:style-name="Text_20_body"/>
      <text:p text:style-name="Text_20_body"><text:soft-page-break/></text:p>
      <text:p text:style-name="Text_20_body"/>
      <text:p text:style-name="Text_20_body"/>
      <text:p text:style-name="P15">Grupa docelowa:</text:p>
      <text:list text:style-name="L1">
        <text:list-item>
          <text:p text:style-name="P13">Głównie entuzjaści szachów poszukujący partnera lub przyjaciela.</text:p>
        </text:list-item>
        <text:list-item>
          <text:p text:style-name="P13">Rozwodnicy/rozwódki.</text:p>
        </text:list-item>
        <text:list-item>
          <text:p text:style-name="P13">Osoby po rozstaniach.</text:p>
        </text:list-item>
        <text:list-item>
          <text:p text:style-name="P13">Osoby samotne.</text:p>
        </text:list-item>
        <text:list-item>
          <text:p text:style-name="P13">Poszukiwacze wrażeń.</text:p>
        </text:list-item>
        <text:list-item>
          <text:p text:style-name="P13">Osoby ceniące doświadczenia empiryczne.</text:p>
        </text:list-item>
        <text:list-item>
          <text:p text:style-name="P13">Osoby w przedziale wiekowym 18-65 lat.</text:p>
          <text:p text:style-name="P13"/>
        </text:list-item>
      </text:list>
      <text:p text:style-name="P17"><text:span text:style-name="T4">Zasięg projektu:</text:span> </text:p>
      <text:p text:style-name="P16">Początkowo aplikacja będzie dostępna na rynku polskim. Po dodaniu oraz przetestowaniu podstawowych funkcjonalności planowane jest rozszerzenie działalności na Europę, a następnie na Amerykę Północną. Użytkownikami będą osoby korzystające z komputerów oraz telefonów – głównie osoby samotne, które lubią grać w szachy i mieszczą się w przedziale wiekowym 18-65 lat (przewidywana dominacja grupy wiekowej 23-35 lat, zgodnie z polską demografią).</text:p>
      <text:p text:style-name="P16"/>
      <text:p text:style-name="P22">Badanie rynku:</text:p>
      <text:p text:style-name="P23">Aktualnie nie ma podobnej aplikacji na rynku. Program najbardziej przypominający moją idee jest CooP (klon tindera poszukujacy graczy do danych gier).</text:p>
      <text:p text:style-name="P23"/>
      <text:h text:style-name="P1" text:outline-level="4"><text:span text:style-name="Strong_20_Emphasis">Konkurencja pośrednia:</text:span></text:h>
      <text:list text:style-name="L2">
        <text:list-item>
          <text:p text:style-name="P25"><text:span text:style-name="Strong_20_Emphasis">Tinder, Bumble, Hinge</text:span> – Popularne aplikacje randkowe z dominującym modelem dopasowań na podstawie zdjęć i krótkich opisów. </text:p>
        </text:list-item>
        <text:list-item>
          <text:p text:style-name="P24"><text:span text:style-name="Strong_20_Emphasis">Chess.com, Lichess</text:span> – Platformy do gry w szachy, które umożliwiają interakcję między graczami, ale nie są aplikacjami randkowymi.</text:p>
        </text:list-item>
      </text:list>
      <text:p text:style-name="P23"/>
      <text:p text:style-name="P23"/>
      <text:p text:style-name="P23"/>
      <text:h text:style-name="P2" text:outline-level="4"><text:soft-page-break/><text:span text:style-name="Strong_20_Emphasis">Analiza SWOT konkurencji:</text:span></text:h>
      <text:h text:style-name="P4" text:outline-level="5"><text:span text:style-name="Strong_20_Emphasis"><text:span text:style-name="T6">Mocne strony (Strengths)</text:span></text:span></text:h>
      <text:p text:style-name="Text_20_body"><text:span text:style-name="Strong_20_Emphasis">Tinder, Bumble, Hinge</text:span>:</text:p>
      <text:list text:style-name="L3">
        <text:list-item>
          <text:p text:style-name="P27">Duża baza użytkowników </text:p>
        </text:list-item>
        <text:list-item>
          <text:p text:style-name="P27">Zaawansowane algorytmy dopasowań </text:p>
        </text:list-item>
        <text:list-item>
          <text:p text:style-name="P26">Prosta, intuicyjna obsługa </text:p>
        </text:list-item>
      </text:list>
      <text:p text:style-name="Text_20_body"><text:span text:style-name="Strong_20_Emphasis">Chess.com, Lichess</text:span>:</text:p>
      <text:list text:style-name="L4">
        <text:list-item>
          <text:p text:style-name="P29">Społeczność pasjonatów szachów </text:p>
        </text:list-item>
        <text:list-item>
          <text:p text:style-name="P29">Dobre systemy rankingowe i analiza gier </text:p>
        </text:list-item>
        <text:list-item>
          <text:p text:style-name="P28">Możliwość gry z innymi w czasie rzeczywistym </text:p>
        </text:list-item>
      </text:list>
      <text:h text:style-name="P4" text:outline-level="5"><text:span text:style-name="Strong_20_Emphasis"><text:span text:style-name="T6">Słabe strony (Weaknesses)</text:span></text:span></text:h>
      <text:p text:style-name="Text_20_body"><text:span text:style-name="Strong_20_Emphasis">Tinder, Bumble, Hinge</text:span>:</text:p>
      <text:list text:style-name="L5">
        <text:list-item>
          <text:p text:style-name="P31">Powierzchowność dopasowań </text:p>
        </text:list-item>
        <text:list-item>
          <text:p text:style-name="P31">Duża liczba „ghostingów” i nietrwałych znajomości </text:p>
        </text:list-item>
        <text:list-item>
          <text:p text:style-name="P30">Przesycenie rynku aplikacji randkowych </text:p>
        </text:list-item>
      </text:list>
      <text:p text:style-name="Text_20_body"><text:span text:style-name="Strong_20_Emphasis">Chess.com, Lichess</text:span>:</text:p>
      <text:list text:style-name="L6">
        <text:list-item>
          <text:p text:style-name="P33">Brak funkcji randkowych </text:p>
        </text:list-item>
        <text:list-item>
          <text:p text:style-name="P32">Nastawienie na graczy turniejowych, a nie na swobodną interakcję </text:p>
        </text:list-item>
      </text:list>
      <text:h text:style-name="P4" text:outline-level="5"><text:span text:style-name="Strong_20_Emphasis"><text:span text:style-name="T6">Szanse (Opportunities)</text:span></text:span></text:h>
      <text:p text:style-name="Text_20_body"><text:span text:style-name="Strong_20_Emphasis">CheckLoveMate może wykorzystać:</text:span></text:p>
      <text:list text:style-name="L7">
        <text:list-item>
          <text:p text:style-name="P35">Rośnie popularność szachów (m.in. dzięki serialowi „Gambit królowej”) </text:p>
        </text:list-item>
        <text:list-item>
          <text:p text:style-name="P35">Potrzeba bardziej angażujących sposobów na poznawanie nowych ludzi </text:p>
        </text:list-item>
        <text:list-item>
          <text:p text:style-name="P34">Możliwość zbudowania niszowej społeczności </text:p>
        </text:list-item>
      </text:list>
      <text:h text:style-name="P4" text:outline-level="5"><text:span text:style-name="Strong_20_Emphasis"><text:span text:style-name="T6">Zagrożenia (Threats)</text:span></text:span></text:h>
      <text:p text:style-name="Text_20_body"><text:span text:style-name="Strong_20_Emphasis">Ryzyka dla CheckLoveMate:</text:span></text:p>
      <text:list text:style-name="L8">
        <text:list-item>
          <text:p text:style-name="P37">Trudność w przekonaniu użytkowników do nowego modelu randkowania </text:p>
        </text:list-item>
        <text:list-item>
          <text:p text:style-name="P37">Możliwość skopiowania pomysłu przez duże firmy </text:p>
        </text:list-item>
        <text:list-item>
          <text:p text:style-name="P36">Wąska grupa docelowa w porównaniu do tradycyjnych aplikacji randkowych</text:p>
        </text:list-item>
      </text:list>
      <text:p text:style-name="P5"/>
      <text:p text:style-name="P6">Czym przekonam przyszłych użytkowników:</text:p>
      <text:list text:style-name="L11">
        <text:list-item>
          <text:p text:style-name="P9"><text:span text:style-name="T11">Autentyczne i głębsze znajomości</text:span></text:p>
        </text:list-item>
      </text:list>
      <text:list xml:id="list3276168177" text:style-name="L9">
        <text:list-item>
          <text:p text:style-name="P10">Rozmowa, która się nie kończy na „Hej, co tam?”</text:p>
        </text:list-item>
        <text:list-item>
          <text:p text:style-name="P10"><text:s/>Gra jako lodołamacz</text:p>
        </text:list-item>
        <text:list-item>
          <text:p text:style-name="P10">Mechanizm ograniczonych par (maks. 10)</text:p>
        </text:list-item>
        <text:list-item>
          <text:p text:style-name="P10">Dla tych, którzy szukają czegoś więcej niż wygląd</text:p>
        </text:list-item>
        <text:list-item>
          <text:p text:style-name="P10">Idealna alternatywa dla introwertyków i analitycznych umysłów</text:p>
        </text:list-item>
        <text:list-item>
          <text:p text:style-name="P10">Szansa na rozwój – zarówno miłosny, jak i intelektualny</text:p>
          <text:p text:style-name="P11"><text:soft-page-break/><text:s/><text:span text:style-name="T9">Cele projektu CheckLoveMate według technik CLEAR i SMART</text:span></text:p>
          <text:list>
            <text:list-item>
              <text:list>
                <text:list-item>
                  <text:list>
                    <text:list-header>
                      <text:h text:style-name="P3" text:outline-level="4"><text:span text:style-name="Strong_20_Emphasis"><text:span text:style-name="T10">Model CLEAR</text:span></text:span></text:h>
                    </text:list-header>
                  </text:list>
                </text:list-item>
              </text:list>
            </text:list-item>
          </text:list>
        </text:list-item>
      </text:list>
      <text:list text:style-name="L12">
        <text:list-item>
          <text:p text:style-name="P38"><text:span text:style-name="Strong_20_Emphasis">Collaborative (Współpraca):</text:span><text:line-break/>CheckLoveMate to projekt wymagający współpracy zespołu programistów, projektantów UX/UI, specjalistów ds. marketingu oraz psychologów behawioralnych, aby stworzyć intuicyjną, angażującą i skuteczną aplikację randkową.</text:p>
        </text:list-item>
        <text:list-item>
          <text:p text:style-name="P38"><text:span text:style-name="Strong_20_Emphasis">Limited (Ograniczony zakres):</text:span><text:line-break/>Pierwsza wersja aplikacji skupi się na rynku polskim, co pozwoli na testowanie funkcjonalności i optymalizację mechaniki gry przed ekspansją na rynki zagraniczne.</text:p>
        </text:list-item>
        <text:list-item>
          <text:p text:style-name="P38"><text:span text:style-name="Strong_20_Emphasis">Emotional (Angażujący emocjonalnie):</text:span><text:line-break/>Aplikacja odpowiada na realny problem płytkich relacji w aplikacjach randkowych, dając użytkownikom <text:span text:style-name="Strong_20_Emphasis">bardziej satysfakcjonujące doświadczenie randkowe</text:span> poprzez interakcję opartą na wspólnej aktywności.</text:p>
        </text:list-item>
        <text:list-item>
          <text:p text:style-name="P38"><text:span text:style-name="Strong_20_Emphasis">Appreciable (Podzielony na etapy):</text:span><text:line-break/>Projekt zostanie podzielony na etapy:</text:p>
          <text:list>
            <text:list-item>
              <text:p text:style-name="P39"><text:span text:style-name="Strong_20_Emphasis">Prototyp</text:span> (MVP) z podstawowymi funkcjami. </text:p>
            </text:list-item>
            <text:list-item>
              <text:p text:style-name="P39"><text:span text:style-name="Strong_20_Emphasis">Beta-testy</text:span> i optymalizacja. </text:p>
            </text:list-item>
            <text:list-item>
              <text:p text:style-name="P39"><text:span text:style-name="Strong_20_Emphasis">Pełne wdrożenie na rynek polski.</text:span> </text:p>
            </text:list-item>
            <text:list-item>
              <text:p text:style-name="P39"><text:span text:style-name="Strong_20_Emphasis">Rozszerzenie na rynki międzynarodowe.</text:span> </text:p>
            </text:list-item>
          </text:list>
        </text:list-item>
        <text:list-item>
          <text:p text:style-name="P38"><text:span text:style-name="Strong_20_Emphasis">Refinable (Elastyczny):</text:span><text:line-break/>Możliwość modyfikacji aplikacji na podstawie opinii użytkowników oraz zmieniających się trendów na rynku randkowym i gamingowym.</text:p>
        </text:list-item>
      </text:list>
      <text:p text:style-name="P12"><text:span text:style-name="T9"/></text:p>
      <text:list text:continue-list="list3276168177" text:style-name="L9">
        <text:list-header>
          <text:p text:style-name="P8">Model SMART</text:p>
        </text:list-header>
      </text:list>
      <text:p text:style-name="P7"><text:span text:style-name="Strong_20_Emphasis"/></text:p>
      <text:list text:style-name="L27">
        <text:list-item>
          <text:p text:style-name="P40"><text:span text:style-name="Strong_20_Emphasis">Specific (Jasno określony):</text:span><text:line-break/>Celem projektu jest stworzenie aplikacji randkowej, która łączy matchmaking z grą w szachy, eliminując powierzchowność relacji i promując głębsze interakcje między użytkownikami.</text:p>
        </text:list-item>
        <text:list-item>
          <text:p text:style-name="P40"><text:span text:style-name="Strong_20_Emphasis">Measurable (Mierzalny):</text:span><text:line-break/>Sukces projektu będzie oceniany na podstawie:</text:p>
          <text:list>
            <text:list-item>
              <text:p text:style-name="P41">Liczby rejestracji użytkowników. </text:p>
            </text:list-item>
            <text:list-item>
              <text:p text:style-name="P41">Wskaźnika aktywności w aplikacji (liczba rozegranych partii, wysłanych wiadomości). </text:p>
            </text:list-item>
            <text:list-item>
              <text:p text:style-name="P41">Pozytywnego feedbacku i ocen w sklepach Google Play/App Store. </text:p>
            </text:list-item>
          </text:list>
          <text:p text:style-name="P40"><text:span text:style-name="Strong_20_Emphasis"/></text:p>
        </text:list-item>
      </text:list>
      <text:p text:style-name="Text_20_body"><text:span text:style-name="Strong_20_Emphasis"/></text:p>
      <text:list text:continue-numbering="true" text:style-name="L27">
        <text:list-item>
          <text:p text:style-name="P40"><text:soft-page-break/><text:span text:style-name="Strong_20_Emphasis">Achievable (Osiągalny):</text:span><text:line-break/>Projekt jest wykonalny dzięki stopniowemu wdrażaniu funkcjonalności i testowaniu ich skuteczności na ograniczonym rynku. Technologicznie bazuje na sprawdzonych rozwiązaniach (np. silniki szachowe typu Stockfish).</text:p>
        </text:list-item>
        <text:list-item>
          <text:p text:style-name="P40"><text:span text:style-name="Strong_20_Emphasis">Relevant (Istotny):</text:span><text:line-break/>Aplikacja wypełnia lukę na rynku randkowym, oferując alternatywę dla obecnych aplikacji opartych głównie na wyglądzie, co odpowiada na rosnące zapotrzebowanie na <text:span text:style-name="Strong_20_Emphasis">bardziej angażujące i jakościowe sposoby nawiązywania znajomości</text:span>.</text:p>
        </text:list-item>
        <text:list-item>
          <text:p text:style-name="P40"><text:span text:style-name="Strong_20_Emphasis">Time-bound (Określony w czasie):</text:span><text:line-break/>Planowane etapy realizacji:</text:p>
          <text:list>
            <text:list-item>
              <text:p text:style-name="P41"><text:span text:style-name="Strong_20_Emphasis"><text:span text:style-name="T12">8</text:span></text:span><text:span text:style-name="Strong_20_Emphasis"> miesięcy</text:span> – stworzenie MVP i testy beta. </text:p>
            </text:list-item>
            <text:list-item>
              <text:p text:style-name="P41"><text:span text:style-name="Strong_20_Emphasis">1</text:span><text:span text:style-name="Strong_20_Emphasis"><text:span text:style-name="T12">5</text:span></text:span><text:span text:style-name="Strong_20_Emphasis"> miesięcy</text:span> – pełna wersja na rynku polskim. </text:p>
            </text:list-item>
            <text:list-item>
              <text:p text:style-name="P40"><text:span text:style-name="Strong_20_Emphasis"><text:span text:style-name="T12">20</text:span></text:span><text:span text:style-name="Strong_20_Emphasis">-24 miesiące</text:span> – ekspansja na rynki europejskie i amerykańskie.</text:p>
            </text:list-item>
          </text:list>
        </text:list-item>
      </text:list>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 style:font-family-complex="'Noto Sans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9T17:33:58.231000000</meta:creation-date>
    <dc:date>2025-03-11T16:37:58.182186291</dc:date>
    <meta:editing-duration>PT1H41M39S</meta:editing-duration>
    <meta:editing-cycles>35</meta:editing-cycles>
    <meta:generator>LibreOffice/24.2.7.2$Linux_X86_64 LibreOffice_project/420$Build-2</meta:generator>
    <meta:document-statistic meta:table-count="0" meta:image-count="0" meta:object-count="0" meta:page-count="5" meta:paragraph-count="84" meta:word-count="1055" meta:character-count="7907" meta:non-whitespace-character-count="6950"/>
  </office:meta>
</office:document-meta>
</file>